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1.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56367" calcext:value-type="float">
            <text:p>0,256367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07" calcext:value-type="float">
            <text:p>1,416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256373" calcext:value-type="float">
            <text:p>0,256373</text:p>
          </table:table-cell>
          <table:table-cell office:value-type="float" office:value="0.024508" calcext:value-type="float">
            <text:p>0,024508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256366" calcext:value-type="float">
            <text:p>0,256366</text:p>
          </table:table-cell>
          <table:table-cell office:value-type="float" office:value="0.024485" calcext:value-type="float">
            <text:p>0,024485</text:p>
          </table:table-cell>
          <table:table-cell office:value-type="float" office:value="1.416022" calcext:value-type="float">
            <text:p>1,416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09" calcext:value-type="float">
            <text:p>1,416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256349" calcext:value-type="float">
            <text:p>0,256349</text:p>
          </table:table-cell>
          <table:table-cell office:value-type="float" office:value="0.024505" calcext:value-type="float">
            <text:p>0,024505</text:p>
          </table:table-cell>
          <table:table-cell office:value-type="float" office:value="1.416021" calcext:value-type="float">
            <text:p>1,416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256372" calcext:value-type="float">
            <text:p>0,256372</text:p>
          </table:table-cell>
          <table:table-cell office:value-type="float" office:value="0.024488" calcext:value-type="float">
            <text:p>0,024488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86" calcext:value-type="float">
            <text:p>0,024486</text:p>
          </table:table-cell>
          <table:table-cell office:value-type="float" office:value="1.416017" calcext:value-type="float">
            <text:p>1,416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256379" calcext:value-type="float">
            <text:p>0,256379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07" calcext:value-type="float">
            <text:p>1,416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256371" calcext:value-type="float">
            <text:p>0,256371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256373" calcext:value-type="float">
            <text:p>0,256373</text:p>
          </table:table-cell>
          <table:table-cell office:value-type="float" office:value="0.024486" calcext:value-type="float">
            <text:p>0,024486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024503" calcext:value-type="float">
            <text:p>0,024503</text:p>
          </table:table-cell>
          <table:table-cell office:value-type="float" office:value="1.416012" calcext:value-type="float">
            <text:p>1,416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256368" calcext:value-type="float">
            <text:p>0,256368</text:p>
          </table:table-cell>
          <table:table-cell office:value-type="float" office:value="0.0245" calcext:value-type="float">
            <text:p>0,0245</text:p>
          </table:table-cell>
          <table:table-cell office:value-type="float" office:value="1.41601" calcext:value-type="float">
            <text:p>1,41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256365" calcext:value-type="float">
            <text:p>0,256365</text:p>
          </table:table-cell>
          <table:table-cell office:value-type="float" office:value="0.0245" calcext:value-type="float">
            <text:p>0,0245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6373" calcext:value-type="float">
            <text:p>0,256373</text:p>
          </table:table-cell>
          <table:table-cell office:value-type="float" office:value="0.024474" calcext:value-type="float">
            <text:p>0,024474</text:p>
          </table:table-cell>
          <table:table-cell office:value-type="float" office:value="1.416001" calcext:value-type="float">
            <text:p>1,416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024491" calcext:value-type="float">
            <text:p>0,024491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25637" calcext:value-type="float">
            <text:p>0,25637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1.416012" calcext:value-type="float">
            <text:p>1,416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256383" calcext:value-type="float">
            <text:p>0,256383</text:p>
          </table:table-cell>
          <table:table-cell office:value-type="float" office:value="0.024493" calcext:value-type="float">
            <text:p>0,024493</text:p>
          </table:table-cell>
          <table:table-cell office:value-type="float" office:value="1.416018" calcext:value-type="float">
            <text:p>1,416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02448" calcext:value-type="float">
            <text:p>0,02448</text:p>
          </table:table-cell>
          <table:table-cell office:value-type="float" office:value="1.415997" calcext:value-type="float">
            <text:p>1,4159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024491" calcext:value-type="float">
            <text:p>0,024491</text:p>
          </table:table-cell>
          <table:table-cell office:value-type="float" office:value="1.416" calcext:value-type="float">
            <text:p>1,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82" calcext:value-type="float">
            <text:p>0,024482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83" calcext:value-type="float">
            <text:p>0,024483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024497" calcext:value-type="float">
            <text:p>0,024497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256393" calcext:value-type="float">
            <text:p>0,256393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7" calcext:value-type="float">
            <text:p>1,416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256369" calcext:value-type="float">
            <text:p>0,256369</text:p>
          </table:table-cell>
          <table:table-cell office:value-type="float" office:value="0.024491" calcext:value-type="float">
            <text:p>0,024491</text:p>
          </table:table-cell>
          <table:table-cell office:value-type="float" office:value="1.416004" calcext:value-type="float">
            <text:p>1,4160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256389" calcext:value-type="float">
            <text:p>0,256389</text:p>
          </table:table-cell>
          <table:table-cell office:value-type="float" office:value="0.02447" calcext:value-type="float">
            <text:p>0,02447</text:p>
          </table:table-cell>
          <table:table-cell office:value-type="float" office:value="1.416011" calcext:value-type="float">
            <text:p>1,4160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256399" calcext:value-type="float">
            <text:p>0,256399</text:p>
          </table:table-cell>
          <table:table-cell office:value-type="float" office:value="0.024479" calcext:value-type="float">
            <text:p>0,024479</text:p>
          </table:table-cell>
          <table:table-cell office:value-type="float" office:value="1.416011" calcext:value-type="float">
            <text:p>1,416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05" calcext:value-type="float">
            <text:p>1,416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256378" calcext:value-type="float">
            <text:p>0,256378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07" calcext:value-type="float">
            <text:p>1,416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256392" calcext:value-type="float">
            <text:p>0,256392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256397" calcext:value-type="float">
            <text:p>0,256397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1.416006" calcext:value-type="float">
            <text:p>1,416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09" calcext:value-type="float">
            <text:p>1,416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256375" calcext:value-type="float">
            <text:p>0,256375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.416009" calcext:value-type="float">
            <text:p>1,416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256364" calcext:value-type="float">
            <text:p>0,256364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02" calcext:value-type="float">
            <text:p>1,4160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256383" calcext:value-type="float">
            <text:p>0,256383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08" calcext:value-type="float">
            <text:p>1,4160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256367" calcext:value-type="float">
            <text:p>0,256367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256388" calcext:value-type="float">
            <text:p>0,256388</text:p>
          </table:table-cell>
          <table:table-cell office:value-type="float" office:value="0.02448" calcext:value-type="float">
            <text:p>0,02448</text:p>
          </table:table-cell>
          <table:table-cell office:value-type="float" office:value="1.416008" calcext:value-type="float">
            <text:p>1,416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256386" calcext:value-type="float">
            <text:p>0,256386</text:p>
          </table:table-cell>
          <table:table-cell office:value-type="float" office:value="0.024499" calcext:value-type="float">
            <text:p>0,024499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256383" calcext:value-type="float">
            <text:p>0,256383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.416007" calcext:value-type="float">
            <text:p>1,4160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256392" calcext:value-type="float">
            <text:p>0,256392</text:p>
          </table:table-cell>
          <table:table-cell office:value-type="float" office:value="0.024503" calcext:value-type="float">
            <text:p>0,024503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256365" calcext:value-type="float">
            <text:p>0,256365</text:p>
          </table:table-cell>
          <table:table-cell office:value-type="float" office:value="0.024493" calcext:value-type="float">
            <text:p>0,024493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88" calcext:value-type="float">
            <text:p>0,024488</text:p>
          </table:table-cell>
          <table:table-cell office:value-type="float" office:value="1.416012" calcext:value-type="float">
            <text:p>1,4160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502" calcext:value-type="float">
            <text:p>0,024502</text:p>
          </table:table-cell>
          <table:table-cell office:value-type="float" office:value="1.416009" calcext:value-type="float">
            <text:p>1,4160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256367" calcext:value-type="float">
            <text:p>0,256367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6364" calcext:value-type="float">
            <text:p>0,256364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7" calcext:value-type="float">
            <text:p>1,416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256391" calcext:value-type="float">
            <text:p>0,256391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256366" calcext:value-type="float">
            <text:p>0,256366</text:p>
          </table:table-cell>
          <table:table-cell office:value-type="float" office:value="0.024483" calcext:value-type="float">
            <text:p>0,024483</text:p>
          </table:table-cell>
          <table:table-cell office:value-type="float" office:value="1.416021" calcext:value-type="float">
            <text:p>1,416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84" calcext:value-type="float">
            <text:p>0,024484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256356" calcext:value-type="float">
            <text:p>0,256356</text:p>
          </table:table-cell>
          <table:table-cell office:value-type="float" office:value="0.024501" calcext:value-type="float">
            <text:p>0,024501</text:p>
          </table:table-cell>
          <table:table-cell office:value-type="float" office:value="1.416019" calcext:value-type="float">
            <text:p>1,416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256363" calcext:value-type="float">
            <text:p>0,256363</text:p>
          </table:table-cell>
          <table:table-cell office:value-type="float" office:value="0.024486" calcext:value-type="float">
            <text:p>0,024486</text:p>
          </table:table-cell>
          <table:table-cell office:value-type="float" office:value="1.41602" calcext:value-type="float">
            <text:p>1,416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256381" calcext:value-type="float">
            <text:p>0,256381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22" calcext:value-type="float">
            <text:p>1,4160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97" calcext:value-type="float">
            <text:p>0,024497</text:p>
          </table:table-cell>
          <table:table-cell office:value-type="float" office:value="1.41603" calcext:value-type="float">
            <text:p>1,416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256365" calcext:value-type="float">
            <text:p>0,256365</text:p>
          </table:table-cell>
          <table:table-cell office:value-type="float" office:value="0.024495" calcext:value-type="float">
            <text:p>0,024495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256355" calcext:value-type="float">
            <text:p>0,256355</text:p>
          </table:table-cell>
          <table:table-cell office:value-type="float" office:value="0.024499" calcext:value-type="float">
            <text:p>0,024499</text:p>
          </table:table-cell>
          <table:table-cell office:value-type="float" office:value="1.416024" calcext:value-type="float">
            <text:p>1,4160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256379" calcext:value-type="float">
            <text:p>0,256379</text:p>
          </table:table-cell>
          <table:table-cell office:value-type="float" office:value="0.024505" calcext:value-type="float">
            <text:p>0,024505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485" calcext:value-type="float">
            <text:p>0,024485</text:p>
          </table:table-cell>
          <table:table-cell office:value-type="float" office:value="1.416021" calcext:value-type="float">
            <text:p>1,4160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25636" calcext:value-type="float">
            <text:p>0,25636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2" calcext:value-type="float">
            <text:p>1,416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256381" calcext:value-type="float">
            <text:p>0,256381</text:p>
          </table:table-cell>
          <table:table-cell office:value-type="float" office:value="0.024493" calcext:value-type="float">
            <text:p>0,024493</text:p>
          </table:table-cell>
          <table:table-cell office:value-type="float" office:value="1.416019" calcext:value-type="float">
            <text:p>1,4160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256388" calcext:value-type="float">
            <text:p>0,256388</text:p>
          </table:table-cell>
          <table:table-cell office:value-type="float" office:value="0.024496" calcext:value-type="float">
            <text:p>0,024496</text:p>
          </table:table-cell>
          <table:table-cell office:value-type="float" office:value="1.41602" calcext:value-type="float">
            <text:p>1,41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256373" calcext:value-type="float">
            <text:p>0,256373</text:p>
          </table:table-cell>
          <table:table-cell office:value-type="float" office:value="0.024495" calcext:value-type="float">
            <text:p>0,024495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256387" calcext:value-type="float">
            <text:p>0,256387</text:p>
          </table:table-cell>
          <table:table-cell office:value-type="float" office:value="0.024484" calcext:value-type="float">
            <text:p>0,024484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0.256388" calcext:value-type="float">
            <text:p>0,256388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0.256382" calcext:value-type="float">
            <text:p>0,256382</text:p>
          </table:table-cell>
          <table:table-cell office:value-type="float" office:value="0.02449" calcext:value-type="float">
            <text:p>0,02449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256352" calcext:value-type="float">
            <text:p>0,256352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.41601" calcext:value-type="float">
            <text:p>1,416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256371" calcext:value-type="float">
            <text:p>0,256371</text:p>
          </table:table-cell>
          <table:table-cell office:value-type="float" office:value="0.024502" calcext:value-type="float">
            <text:p>0,024502</text:p>
          </table:table-cell>
          <table:table-cell office:value-type="float" office:value="1.416022" calcext:value-type="float">
            <text:p>1,4160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0.256372" calcext:value-type="float">
            <text:p>0,256372</text:p>
          </table:table-cell>
          <table:table-cell office:value-type="float" office:value="0.024508" calcext:value-type="float">
            <text:p>0,024508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256363" calcext:value-type="float">
            <text:p>0,256363</text:p>
          </table:table-cell>
          <table:table-cell office:value-type="float" office:value="0.024497" calcext:value-type="float">
            <text:p>0,024497</text:p>
          </table:table-cell>
          <table:table-cell office:value-type="float" office:value="1.416012" calcext:value-type="float">
            <text:p>1,4160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256377" calcext:value-type="float">
            <text:p>0,256377</text:p>
          </table:table-cell>
          <table:table-cell office:value-type="float" office:value="0.024486" calcext:value-type="float">
            <text:p>0,024486</text:p>
          </table:table-cell>
          <table:table-cell office:value-type="float" office:value="1.416022" calcext:value-type="float">
            <text:p>1,4160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0.256361" calcext:value-type="float">
            <text:p>0,256361</text:p>
          </table:table-cell>
          <table:table-cell office:value-type="float" office:value="0.024505" calcext:value-type="float">
            <text:p>0,024505</text:p>
          </table:table-cell>
          <table:table-cell office:value-type="float" office:value="1.416025" calcext:value-type="float">
            <text:p>1,4160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256379" calcext:value-type="float">
            <text:p>0,256379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1.416006" calcext:value-type="float">
            <text:p>1,4160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024502" calcext:value-type="float">
            <text:p>0,024502</text:p>
          </table:table-cell>
          <table:table-cell office:value-type="float" office:value="1.41602" calcext:value-type="float">
            <text:p>1,416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13" calcext:value-type="float">
            <text:p>1,4160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514" calcext:value-type="float">
            <text:p>0,024514</text:p>
          </table:table-cell>
          <table:table-cell office:value-type="float" office:value="1.416014" calcext:value-type="float">
            <text:p>1,4160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0.256375" calcext:value-type="float">
            <text:p>0,256375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256379" calcext:value-type="float">
            <text:p>0,256379</text:p>
          </table:table-cell>
          <table:table-cell office:value-type="float" office:value="0.024489" calcext:value-type="float">
            <text:p>0,024489</text:p>
          </table:table-cell>
          <table:table-cell office:value-type="float" office:value="1.416018" calcext:value-type="float">
            <text:p>1,416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256369" calcext:value-type="float">
            <text:p>0,256369</text:p>
          </table:table-cell>
          <table:table-cell office:value-type="float" office:value="0.024496" calcext:value-type="float">
            <text:p>0,024496</text:p>
          </table:table-cell>
          <table:table-cell office:value-type="float" office:value="1.416004" calcext:value-type="float">
            <text:p>1,416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508" calcext:value-type="float">
            <text:p>0,024508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87" calcext:value-type="float">
            <text:p>0,024487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0.256378" calcext:value-type="float">
            <text:p>0,256378</text:p>
          </table:table-cell>
          <table:table-cell office:value-type="float" office:value="0.024489" calcext:value-type="float">
            <text:p>0,024489</text:p>
          </table:table-cell>
          <table:table-cell office:value-type="float" office:value="1.416009" calcext:value-type="float">
            <text:p>1,4160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499" calcext:value-type="float">
            <text:p>0,024499</text:p>
          </table:table-cell>
          <table:table-cell office:value-type="float" office:value="1.416025" calcext:value-type="float">
            <text:p>1,4160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0.256376" calcext:value-type="float">
            <text:p>0,256376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2" calcext:value-type="float">
            <text:p>1,416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0.256377" calcext:value-type="float">
            <text:p>0,256377</text:p>
          </table:table-cell>
          <table:table-cell office:value-type="float" office:value="0.024486" calcext:value-type="float">
            <text:p>0,024486</text:p>
          </table:table-cell>
          <table:table-cell office:value-type="float" office:value="1.41601" calcext:value-type="float">
            <text:p>1,416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0.256386" calcext:value-type="float">
            <text:p>0,256386</text:p>
          </table:table-cell>
          <table:table-cell office:value-type="float" office:value="0.024505" calcext:value-type="float">
            <text:p>0,024505</text:p>
          </table:table-cell>
          <table:table-cell office:value-type="float" office:value="1.41601" calcext:value-type="float">
            <text:p>1,416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0.256375" calcext:value-type="float">
            <text:p>0,256375</text:p>
          </table:table-cell>
          <table:table-cell office:value-type="float" office:value="0.024499" calcext:value-type="float">
            <text:p>0,024499</text:p>
          </table:table-cell>
          <table:table-cell office:value-type="float" office:value="1.416015" calcext:value-type="float">
            <text:p>1,4160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0.256371" calcext:value-type="float">
            <text:p>0,256371</text:p>
          </table:table-cell>
          <table:table-cell office:value-type="float" office:value="0.024491" calcext:value-type="float">
            <text:p>0,024491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024511" calcext:value-type="float">
            <text:p>0,024511</text:p>
          </table:table-cell>
          <table:table-cell office:value-type="float" office:value="1.416003" calcext:value-type="float">
            <text:p>1,4160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0.256374" calcext:value-type="float">
            <text:p>0,256374</text:p>
          </table:table-cell>
          <table:table-cell office:value-type="float" office:value="0.02451" calcext:value-type="float">
            <text:p>0,02451</text:p>
          </table:table-cell>
          <table:table-cell office:value-type="float" office:value="1.416016" calcext:value-type="float">
            <text:p>1,4160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256373" calcext:value-type="float">
            <text:p>0,256373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24" calcext:value-type="float">
            <text:p>1,4160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0.256359" calcext:value-type="float">
            <text:p>0,256359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.416005" calcext:value-type="float">
            <text:p>1,416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0.256387" calcext:value-type="float">
            <text:p>0,256387</text:p>
          </table:table-cell>
          <table:table-cell office:value-type="float" office:value="0.024504" calcext:value-type="float">
            <text:p>0,024504</text:p>
          </table:table-cell>
          <table:table-cell office:value-type="float" office:value="1.416019" calcext:value-type="float">
            <text:p>1,4160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0.256353" calcext:value-type="float">
            <text:p>0,256353</text:p>
          </table:table-cell>
          <table:table-cell office:value-type="float" office:value="0.024493" calcext:value-type="float">
            <text:p>0,024493</text:p>
          </table:table-cell>
          <table:table-cell office:value-type="float" office:value="1.416023" calcext:value-type="float">
            <text:p>1,4160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0.256375" calcext:value-type="float">
            <text:p>0,256375</text:p>
          </table:table-cell>
          <table:table-cell office:value-type="float" office:value="0.024498" calcext:value-type="float">
            <text:p>0,024498</text:p>
          </table:table-cell>
          <table:table-cell office:value-type="float" office:value="1.416018" calcext:value-type="float">
            <text:p>1,416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5" calcext:value-type="float">
            <text:p>0,775</text:p>
          </table:table-cell>
          <table:table-cell office:value-type="float" office:value="0.256381" calcext:value-type="float">
            <text:p>0,256381</text:p>
          </table:table-cell>
          <table:table-cell office:value-type="float" office:value="0.024502" calcext:value-type="float">
            <text:p>0,024502</text:p>
          </table:table-cell>
          <table:table-cell office:value-type="float" office:value="1.416008" calcext:value-type="float">
            <text:p>1,4160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83333" calcext:value-type="float">
            <text:p>0,783333</text:p>
          </table:table-cell>
          <table:table-cell office:value-type="float" office:value="0.256361" calcext:value-type="float">
            <text:p>0,256361</text:p>
          </table:table-cell>
          <table:table-cell office:value-type="float" office:value="0.024483" calcext:value-type="float">
            <text:p>0,024483</text:p>
          </table:table-cell>
          <table:table-cell office:value-type="float" office:value="1.416021" calcext:value-type="float">
            <text:p>1,4160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25636" calcext:value-type="float">
            <text:p>0,25636</text:p>
          </table:table-cell>
          <table:table-cell office:value-type="float" office:value="0.024497" calcext:value-type="float">
            <text:p>0,024497</text:p>
          </table:table-cell>
          <table:table-cell office:value-type="float" office:value="1.416004" calcext:value-type="float">
            <text:p>1,416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92" calcext:value-type="float">
            <text:p>0,024492</text:p>
          </table:table-cell>
          <table:table-cell office:value-type="float" office:value="1.416027" calcext:value-type="float">
            <text:p>1,4160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08333" calcext:value-type="float">
            <text:p>0,808333</text:p>
          </table:table-cell>
          <table:table-cell office:value-type="float" office:value="0.256363" calcext:value-type="float">
            <text:p>0,256363</text:p>
          </table:table-cell>
          <table:table-cell office:value-type="float" office:value="0.024506" calcext:value-type="float">
            <text:p>0,024506</text:p>
          </table:table-cell>
          <table:table-cell office:value-type="float" office:value="1.416017" calcext:value-type="float">
            <text:p>1,4160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16667" calcext:value-type="float">
            <text:p>0,816667</text:p>
          </table:table-cell>
          <table:table-cell office:value-type="float" office:value="0.25638" calcext:value-type="float">
            <text:p>0,25638</text:p>
          </table:table-cell>
          <table:table-cell office:value-type="float" office:value="0.024494" calcext:value-type="float">
            <text:p>0,024494</text:p>
          </table:table-cell>
          <table:table-cell office:value-type="float" office:value="1.416032" calcext:value-type="float">
            <text:p>1,4160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25" calcext:value-type="float">
            <text:p>0,825</text:p>
          </table:table-cell>
          <table:table-cell office:value-type="float" office:value="0.256385" calcext:value-type="float">
            <text:p>0,256385</text:p>
          </table:table-cell>
          <table:table-cell office:value-type="float" office:value="0.024497" calcext:value-type="float">
            <text:p>0,024497</text:p>
          </table:table-cell>
          <table:table-cell office:value-type="float" office:value="1.41601" calcext:value-type="float">
            <text:p>1,41601</text:p>
          </table:table-cell>
        </table:table-row>
        <table:table-row table:style-name="ro1">
          <table:table-cell table:style-name="ce1" table:number-columns-repeated="2"/>
          <table:table-cell table:style-name="ce1" table:formula="of:=AVERAGE([.C5:.C104])" office:value-type="float" office:value="0.25637538" calcext:value-type="float">
            <text:p>0,25637538</text:p>
          </table:table-cell>
          <table:table-cell table:style-name="ce1" table:formula="of:=AVERAGE([.D5:.D104])" office:value-type="float" office:value="0.0244944" calcext:value-type="float">
            <text:p>0,0244944</text:p>
          </table:table-cell>
          <table:table-cell table:style-name="ce1" table:formula="of:=AVERAGE([.E5:.E104])" office:value-type="float" office:value="1.41601411" calcext:value-type="float">
            <text:p>1,41601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47:01.477664127</dc:date>
    <dc:creator>Dorian Goepp</dc:creator>
    <meta:editing-duration>PT7M23S</meta:editing-duration>
    <meta:editing-cycles>2</meta:editing-cycles>
    <meta:generator>LibreOffice/5.1.4.2$Linux_X86_64 LibreOffice_project/10m0$Build-2</meta:generator>
    <meta:document-statistic meta:table-count="1" meta:cell-count="517" meta:object-count="0"/>
  </office:meta>
</office:document-meta>
</file>